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3.22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Anagra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 Strategy</text:p>
          </table:table-cell>
          <table:table-cell table:style-name="ce1" office:value-type="string" calcext:value-type="string">
            <text:p>Total Suites</text:p>
          </table:table-cell>
          <table:table-cell table:style-name="ce1" office:value-type="string" calcext:value-type="string">
            <text:p>Eligible Suites</text:p>
          </table:table-cell>
          <table:table-cell table:style-name="ce1" office:value-type="string" calcext:value-type="string">
            <text:p>Ineligible Suites</text:p>
          </table:table-cell>
          <table:table-cell table:style-name="ce1" office:value-type="string" calcext:value-type="string">
            <text:p>Eligibility Rate (%)</text:p>
          </table:table-cell>
        </table:table-row>
        <table:table-row table:style-name="ro1">
          <table:table-cell office:value-type="string" calcext:value-type="string" table:number-columns-spanned="1" table:number-rows-spanned="15">
            <text:p>Anagrams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covered-table-cell/>
          <table:table-cell office:value-type="string" calcext:value-type="string">
            <text:p>PO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covered-table-cell/>
          <table:table-cell office:value-type="string" calcext:value-type="string">
            <text:p>CO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covered-table-cell/>
          <table:table-cell office:value-type="string" calcext:value-type="string">
            <text:p>PO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covered-table-cell/>
          <table:table-cell office:value-type="string" calcext:value-type="string">
            <text:p>CO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5T19:26:12.575175014</dc:date>
    <meta:editing-duration>PT1M8S</meta:editing-duration>
    <meta:editing-cycles>2</meta:editing-cycles>
    <meta:generator>LibreOffice/24.2.7.2$Linux_X86_64 LibreOffice_project/420$Build-2</meta:generator>
    <meta:document-statistic meta:table-count="1" meta:cell-count="100" meta:object-count="0"/>
  </office:meta>
</office:document-meta>
</file>